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380" officeooo:paragraph-rsid="000ae380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0ae380" officeooo:paragraph-rsid="000ae380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ca111" officeooo:paragraph-rsid="000ca111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d9722" officeooo:paragraph-rsid="000d9722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df003" officeooo:paragraph-rsid="000df003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04aa2" officeooo:paragraph-rsid="00104aa2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1a8298" officeooo:paragraph-rsid="001a8298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1c3a6d" officeooo:paragraph-rsid="001c3a6d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e43f9" officeooo:paragraph-rsid="001e43f9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26e31e" officeooo:paragraph-rsid="0026e31e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289665" officeooo:paragraph-rsid="00289665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294f4c" officeooo:paragraph-rsid="00294f4c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2a2045" officeooo:paragraph-rsid="002a2045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2b1f63" officeooo:paragraph-rsid="002b1f63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2bb2a6" officeooo:paragraph-rsid="002bb2a6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2ca98e" officeooo:paragraph-rsid="002ca98e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2e5688" officeooo:paragraph-rsid="002e5688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2f8299" officeooo:paragraph-rsid="002f8299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bold" officeooo:rsid="003100cd" officeooo:paragraph-rsid="003100cd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bold" officeooo:rsid="00323140" officeooo:paragraph-rsid="00323140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rsid="00347ac7" officeooo:paragraph-rsid="00347ac7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35e11f" officeooo:paragraph-rsid="0035e11f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officeooo:rsid="00386f88" officeooo:paragraph-rsid="00386f88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rsid="003a4ae0" officeooo:paragraph-rsid="003a4ae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3a4ae0" officeooo:paragraph-rsid="003a4ae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3bb593" officeooo:paragraph-rsid="003bb593" style:font-weight-asian="bold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fo:font-weight="bold" officeooo:rsid="003bb593" officeooo:paragraph-rsid="003bb59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3c08ce" officeooo:paragraph-rsid="003c08c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c22" style:font-weight-asian="normal" style:font-weight-complex="normal"/>
    </style:style>
    <style:style style:name="T3" style:family="text">
      <style:text-properties fo:font-weight="normal" officeooo:rsid="00122486" style:font-weight-asian="normal" style:font-weight-complex="normal"/>
    </style:style>
    <style:style style:name="T4" style:family="text">
      <style:text-properties fo:font-weight="normal" officeooo:rsid="001410c9" style:font-weight-asian="normal" style:font-weight-complex="normal"/>
    </style:style>
    <style:style style:name="T5" style:family="text">
      <style:text-properties fo:font-weight="normal" officeooo:rsid="0015d8d9" style:font-weight-asian="normal" style:font-weight-complex="normal"/>
    </style:style>
    <style:style style:name="T6" style:family="text">
      <style:text-properties fo:font-weight="normal" officeooo:rsid="0017677b" style:font-weight-asian="normal" style:font-weight-complex="normal"/>
    </style:style>
    <style:style style:name="T7" style:family="text">
      <style:text-properties fo:font-weight="normal" officeooo:rsid="001858d0" style:font-weight-asian="normal" style:font-weight-complex="normal"/>
    </style:style>
    <style:style style:name="T8" style:family="text">
      <style:text-properties fo:font-weight="normal" officeooo:rsid="001dc210" style:font-weight-asian="normal" style:font-weight-complex="normal"/>
    </style:style>
    <style:style style:name="T9" style:family="text">
      <style:text-properties fo:font-weight="normal" officeooo:rsid="001dc5a2" style:font-weight-asian="normal" style:font-weight-complex="normal"/>
    </style:style>
    <style:style style:name="T10" style:family="text">
      <style:text-properties fo:font-weight="normal" officeooo:rsid="00202527" style:font-weight-asian="normal" style:font-weight-complex="normal"/>
    </style:style>
    <style:style style:name="T11" style:family="text">
      <style:text-properties fo:font-weight="normal" officeooo:rsid="00285554" style:font-weight-asian="normal" style:font-weight-complex="normal"/>
    </style:style>
    <style:style style:name="T12" style:family="text">
      <style:text-properties fo:font-weight="normal" officeooo:rsid="002aecc4" style:font-weight-asian="normal" style:font-weight-complex="normal"/>
    </style:style>
    <style:style style:name="T13" style:family="text">
      <style:text-properties fo:font-weight="normal" officeooo:rsid="0031b52a" style:font-weight-asian="normal" style:font-weight-complex="normal"/>
    </style:style>
    <style:style style:name="T14" style:family="text">
      <style:text-properties fo:font-weight="normal" officeooo:rsid="0032c3df" style:font-weight-asian="normal" style:font-weight-complex="normal"/>
    </style:style>
    <style:style style:name="T15" style:family="text">
      <style:text-properties fo:font-weight="normal" officeooo:rsid="0035e11f" style:font-weight-asian="normal" style:font-weight-complex="normal"/>
    </style:style>
    <style:style style:name="T16" style:family="text">
      <style:text-properties fo:font-weight="normal" officeooo:rsid="003736f9" style:font-weight-asian="normal" style:font-weight-complex="normal"/>
    </style:style>
    <style:style style:name="T17" style:family="text">
      <style:text-properties fo:font-weight="normal" officeooo:rsid="003b2d6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le about Linkers and Loaders</text:p>
      <text:p text:style-name="P28">Source: <text:a xlink:type="simple" xlink:href="http://www.linuxjournal.com/article/6463?page=0,0" text:style-name="Internet_20_link" text:visited-style-name="Visited_20_Internet_20_Link">http://www.linuxjournal.com/article/6463?page=0,0</text:a></text:p>
      <text:p text:style-name="P1"/>
      <text:list xml:id="list8920958741559983146" text:style-name="L1">
        <text:list-item>
          <text:p text:style-name="P2">linker<text:span text:style-name="T1">: links different object files together, symbol resolution and relocation, typically produces an executable file</text:span></text:p>
        </text:list-item>
        <text:list-item>
          <text:p text:style-name="P3">loader<text:span text:style-name="T1">: loads a program into memory, doesn't do symbol resolution but may relocation sections of text</text:span></text:p>
        </text:list-item>
        <text:list-item>
          <text:p text:style-name="P4">program loading<text:span text:style-name="T1">: process of copying a program image from hard disk to main memory in order to have program in ready-to-run state</text:span></text:p>
        </text:list-item>
        <text:list-item>
          <text:p text:style-name="P5"><text:span text:style-name="T1">3 forms of object files</text:span></text:p>
          <text:list>
            <text:list-item>
              <text:p text:style-name="P5"><text:span text:style-name="T1">relocatable object file: binary code and data in form that can be combined with others at compile time to create an executable object file</text:span></text:p>
            </text:list-item>
            <text:list-item>
              <text:p text:style-name="P5"><text:span text:style-name="T1">executable object file: binary code and data in form that can be directly loaded into program</text:span></text:p>
            </text:list-item>
            <text:list-item>
              <text:p text:style-name="P5"><text:span text:style-name="T1">shared object file: special type of relocatable object file that can be loaded into memory and linked dynamically, </text:span><text:span text:style-name="T2">either at load time or run time</text:span></text:p>
            </text:list-item>
          </text:list>
        </text:list-item>
        <text:list-item>
          <text:p text:style-name="P6"><text:span text:style-name="T2">E</text:span><text:span text:style-name="T1">LF header</text:span></text:p>
          <text:list>
            <text:list-item>
              <text:p text:style-name="P6"><text:span text:style-name="T1">.text: machine code</text:span></text:p>
            </text:list-item>
            <text:list-item>
              <text:p text:style-name="P6"><text:span text:style-name="T1">.rodata: read only data (i.e. things like format strings in printf statements)</text:span></text:p>
            </text:list-item>
            <text:list-item>
              <text:p text:style-name="P6"><text:span text:style-name="T1">.data: initialized global variables</text:span></text:p>
            </text:list-item>
            <text:list-item>
              <text:p text:style-name="P6"><text:span text:style-name="T1">.bss: uninitialized global variables</text:span></text:p>
              <text:list>
                <text:list-item>
                  <text:p text:style-name="P6">BSS<text:span text:style-name="T1">: block storage start, occupies no space in object file, merely placeholder</text:span></text:p>
                </text:list-item>
              </text:list>
            </text:list-item>
            <text:list-item>
              <text:p text:style-name="P6"><text:span text:style-name="T1">.</text:span><text:span text:style-name="T3">symtab: symbol table with info about functions and global variables defined and referenced in the program</text:span></text:p>
            </text:list-item>
            <text:list-item>
              <text:p text:style-name="P6"><text:span text:style-name="T3">.</text:span><text:span text:style-name="T4">rel.text: list of locations in .text section which need to be modified when the linker combines this object file with other object files</text:span></text:p>
            </text:list-item>
            <text:list-item>
              <text:p text:style-name="P6"><text:span text:style-name="T4">.</text:span><text:span text:style-name="T5">rel.data: relocation information for global variables referenced but not defined in the current module</text:span></text:p>
            </text:list-item>
            <text:list-item>
              <text:p text:style-name="P6"><text:span text:style-name="T5">.</text:span><text:span text:style-name="T6">debug: debug symbol table with entries for local and global </text:span><text:span text:style-name="T7">variables, only present with -g option</text:span></text:p>
            </text:list-item>
            <text:list-item>
              <text:p text:style-name="P6"><text:span text:style-name="T7">.line: mapping between line numbers in original C program and machine code instructions</text:span></text:p>
            </text:list-item>
            <text:list-item>
              <text:p text:style-name="P6"><text:span text:style-name="T7">.strtab: string table for symbol table in .symtab and .debug sections</text:span></text:p>
            </text:list-item>
          </text:list>
        </text:list-item>
        <text:list-item>
          <text:p text:style-name="P7"><text:span text:style-name="T7">s</text:span><text:span text:style-name="T1">ymbols and symbol resolution</text:span></text:p>
          <text:list>
            <text:list-item>
              <text:p text:style-name="P8"><text:span text:style-name="T1">there are strong and weak symbols, there can't be two strong references to the same </text:span><text:span text:style-name="T8">symbol but there can be multiple weak definitions of a symbo</text:span><text:span text:style-name="T9">l</text:span></text:p>
              <text:list>
                <text:list-item>
                  <text:p text:style-name="P9"><text:span text:style-name="T9">e</text:span><text:span text:style-name="T1">xample: defining the content of a function twice vs. declaring a function more than on</text:span><text:span text:style-name="T10">ce</text:span></text:p>
                </text:list-item>
              </text:list>
            </text:list-item>
            <text:list-item>
              <text:p text:style-name="P10"><text:span text:style-name="T1">linker first scans the object files and maintains a set of object files that go into the executable, </text:span><text:span text:style-name="T11">a set U of unresolved symbols, and a set D of previously defined symbols</text:span></text:p>
            </text:list-item>
            <text:list-item>
              <text:p text:style-name="P11"><text:span text:style-name="T11">r</text:span><text:span text:style-name="T1">elocation process</text:span></text:p>
              <text:list>
                <text:list-item>
                  <text:p text:style-name="P11"><text:span text:style-name="T1">combine sections of different object files into sections in one file</text:span></text:p>
                </text:list-item>
                <text:list-item>
                  <text:p text:style-name="P12"><text:span text:style-name="T1">relocating symbol reference within sections</text:span></text:p>
                </text:list-item>
                <text:list-item>
                  <text:p text:style-name="P13"><text:span text:style-name="T1">if sees an unresolved symbol, make entry in </text:span><text:span text:style-name="T12">relocation sections</text:span></text:p>
                  <text:list>
                    <text:list-item>
                      <text:p text:style-name="P14"><text:span text:style-name="T12">c</text:span><text:span text:style-name="T1">ontains information on how to resolve the reference</text:span></text:p>
                      <text:list>
                        <text:list-item>
                          <text:p text:style-name="P15"><text:span text:style-name="T1">offset that needs to be relocated</text:span></text:p>
                        </text:list-item>
                        <text:list-item>
                          <text:p text:style-name="P15"><text:span text:style-name="T1">symbol that it should point to</text:span></text:p>
                        </text:list-item>
                        <text:list-item>
                          <text:p text:style-name="P15"><text:span text:style-name="T1">relocation type, typically PC-relative addressi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oft-page-break/><text:span text:style-name="T1">dynamic linking: shared libraries</text:span></text:p>
          <text:list>
            <text:list-item>
              <text:p text:style-name="P16"><text:span text:style-name="T1">disadvantage of static libraries: many duplicated instances of libraries in memory</text:span></text:p>
            </text:list-item>
            <text:list-item>
              <text:p text:style-name="P17"><text:span text:style-name="T1">build a shared object: “gcc -shared -fPIC -o lib.so a.o b.o”</text:span></text:p>
            </text:list-item>
            <text:list-item>
              <text:p text:style-name="P18"><text:span text:style-name="T1">when want to use library, just include the “.so” at compile time</text:span></text:p>
              <text:list>
                <text:list-item>
                  <text:p text:style-name="P19"><text:span text:style-name="T1">actual code doesn't get put into the end executable, just relocation informat</text:span><text:span text:style-name="T13">ion</text:span></text:p>
                </text:list-item>
              </text:list>
            </text:list-item>
            <text:list-item>
              <text:p text:style-name="P20"><text:span text:style-name="T13">w</text:span><text:span text:style-name="T1">hen program loaded, control gets passed to the linker “ld-linux.so” </text:span><text:span text:style-name="T14">which then loads the module</text:span></text:p>
              <text:list>
                <text:list-item>
                  <text:p text:style-name="P21"><text:span text:style-name="T14">r</text:span><text:span text:style-name="T1">elocates text and data of library into memory segmen</text:span><text:span text:style-name="T15">t of program</text:span></text:p>
                </text:list-item>
                <text:list-item>
                  <text:p text:style-name="P22"><text:span text:style-name="T1">relocates any references in a.out to symbols defined by libfoo.so</text:span></text:p>
                </text:list-item>
              </text:list>
            </text:list-item>
            <text:list-item>
              <text:p text:style-name="P23"><text:span text:style-name="T16">t</text:span><text:span text:style-name="T1">here is also an API to load more code from dynamic libraries while your program is running</text:span></text:p>
              <text:list>
                <text:list-item>
                  <text:p text:style-name="P24"><text:span text:style-name="T1">examples of use: </text:span><text:span text:style-name="T17">program plugins</text:span></text:p>
                </text:list-item>
              </text:list>
            </text:list-item>
          </text:list>
        </text:list-item>
      </text:list>
      <text:p text:style-name="P25"><text:span text:style-name="T17"/></text:p>
      <text:p text:style-name="P26"><text:span text:style-name="T17">L</text:span><text:span text:style-name="T1">inux vDSO</text:span></text:p>
      <text:list xml:id="list6292128099885282582" text:style-name="L2">
        <text:list-item>
          <text:p text:style-name="P27">vdso<text:span text:style-name="T1">: virtual dynamic shared object, small shared library that the kernel automatically maps into the address space of all user-space applications for performance</text:span></text:p>
          <text:list>
            <text:list-item>
              <text:p text:style-name="P27"><text:span text:style-name="T1">commonly used functions that would sacrifice performance if kernel context switch was required every time the program called it</text:span></text:p>
            </text:list-item>
          </text:list>
        </text:list-item>
        <text:list-item>
          <text:p text:style-name="P27"><text:span text:style-name="T1">example: “gettimeofday” function</text:span></text:p>
        </text:list-item>
        <text:list-item>
          <text:p text:style-name="P27"><text:span text:style-name="T1">finding the vDSO</text:span></text:p>
          <text:list>
            <text:list-item>
              <text:p text:style-name="P27"><text:span text:style-name="T1">cannot be mapped at any particular location in the user's memory map</text:span></text:p>
            </text:list-item>
            <text:list-item>
              <text:p text:style-name="P27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14:04:22.613560792</meta:creation-date>
    <meta:generator>LibreOffice/4.4.1.2$Linux_X86_64 LibreOffice_project/40m0$Build-2</meta:generator>
    <dc:date>2015-04-05T15:09:58.753471208</dc:date>
    <meta:editing-duration>PT48M42S</meta:editing-duration>
    <meta:editing-cycles>47</meta:editing-cycles>
    <meta:document-statistic meta:table-count="0" meta:image-count="0" meta:object-count="0" meta:page-count="2" meta:paragraph-count="50" meta:word-count="607" meta:character-count="3616" meta:non-whitespace-character-count="3105"/>
  </office:meta>
</office:document-meta>
</file>